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2023-11</text:p>
      <text:p text:style-name="Author">Frank McPherson</text:p>
      <text:p text:style-name="Date">Tue, 02 Jan 2024 14:12:13 GMT</text:p>
      <text:h text:style-name="Heading_20_1" text:outline-level="1">November 2023</text:h>
      <text:h text:style-name="Heading_20_2" text:outline-level="2">November 30</text:h>
      <text:h text:style-name="Heading_20_3" text:outline-level="3">Apparently writing and maintaining <text:a xlink:type="simple" xlink:href="https://defaults.rknight.me/" office:name=""><text:span text:style-name="Definition">a list of apps that one uses</text:span></text:a> is a thing. Some folks are even publishing this info via RSS, although I am not sure that makes sense to me. A while back I created <text:a xlink:type="simple" xlink:href="http://tech.frankm.info" office:name=""><text:span text:style-name="Definition">a page of technology that I use</text:span></text:a> that has a section I call Every Day Apps that maps to this use case. I see that I never completed that list nor put in links, so perhaps I’ll spend some time updating.</text:h>
      <text:h text:style-name="Heading_20_3" text:outline-level="3">Seeing problems loading sites and web pages hosted by <text:a xlink:type="simple" xlink:href="https://micro.blog" office:name=""><text:span text:style-name="Definition">micro.blog</text:span></text:a>. I know they have had back end server issues over the last several weeks. A bit ironic given that this morning I wrote a post singing my praises of micro.blog.</text:h>
      <text:h text:style-name="Heading_20_2" text:outline-level="2">November 28</text:h>
      <text:h text:style-name="Heading_20_3" text:outline-level="3">I’ve been using <text:a xlink:type="simple" xlink:href="https://read.readwise.io/" office:name=""><text:span text:style-name="Definition">Readwise Reader</text:span></text:a> for more than a year and there are a few things I wish that it could do. One is that I wish it could provide me a report that showed me from which domains/sites I have read the most articles, which would tell me which of my RSS feeds are most valuable. I also wish it would be able to automatically categorize/tag inbound articles and then let me filter on those topics so that I could quickly read those articles.</text:h>
      <text:h text:style-name="Heading_20_2" text:outline-level="2">November 20</text:h>
      <text:h text:style-name="Heading_20_3" text:outline-level="3">The work PC was running massively slow this morning, with the CPU pegged at 100%. Still not sure what was going on, there was a HP audio process taking a lot of CPU that I killed along with the Microsoft experience analytics process that I disabled. Microsoft Defender is constantly consuming 20-30% of the CPU and that alone causes the fan to nearly constantly run.</text:h>
      <text:h text:style-name="Heading_20_2" text:outline-level="2">November 16</text:h>
      <text:h text:style-name="Heading_20_3" text:outline-level="3">A while back I upgraded the kernel of one of my Proxmox hosts to version 5.19, which is newer than the “standard” version of 5.15. I see that the standard repository has a update to the 5.15 kernel and I am wondering what will happen if I do a update? While the system revert to the older kernel version or stay at the newer?</text:h>
      <text:h text:style-name="Heading_20_2" text:outline-level="2">November 13</text:h>
      <text:h text:style-name="Heading_20_3" text:outline-level="3">The fan in my work PC is whirring non-stop this morning and I find the white noise very annoying. I see 60% and higher CPU utilization and looks like the main culprit is <text:a xlink:type="simple" xlink:href="https://www.freecodecamp.org/news/what-is-msmpeng-exe-why-is-it-of-high-cpu-disk-usage/" office:name=""><text:span text:style-name="Definition">MsMpEng.exe</text:span></text:a></text:h>
      <text:h text:style-name="Heading_20_2" text:outline-level="2">November 6</text:h>
      <text:h text:style-name="Heading_20_3" text:outline-level="3">Noted that rpi-srv.home is running low on disk space and my theory is that there are a lot of docker images that can be pruned. I saw in Portainer a good number of unused images. Ran ”<text:a xlink:type="simple" xlink:href="https://docs.docker.com/engine/reference/commandline/image_prune/" office:name=""><text:span text:style-name="Definition">docker image prune -a</text:span></text:a>“.</text:h>
      <text:h text:style-name="Heading_20_2" text:outline-level="2">November 1</text:h>
      <text:h text:style-name="Heading_20_3" text:outline-level="3">Looks like <text:a xlink:type="simple" xlink:href="https://9to5google.com/2023/10/31/google-messages-web-account-pairing-emoji/" office:name=""><text:span text:style-name="Definition">the account pairing mode for Google Messages</text:span></text:a> means that I can now pair the web app running on multiple devices to my text messages. The old QR pairing method appeared to only work when paired with the web app running on one device.</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2</meta:generator>
    <dc:title>2023-11</dc:title>
    <dc:description/>
    <dc:subject/>
    <meta:keyword/>
    <meta:initial-creator>Frank McPherson</meta:initial-creator>
    <dc:creator>Frank McPherson</dc:creator>
    <meta:creation-date>2024-03-12T19:39:52Z</meta:creation-date>
    <dc:date>2024-03-12T19:39:52Z</dc:date>
    <meta:user-defined meta:name="date" meta:value-type="string">Tue, 02 Jan 2024 14:12:13 GMT</meta:user-defined>
  </office:meta>
</office:document-meta>
</file>